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" svg:font-family="'Source Code Pro'" style:font-adornments="Normale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4" style:family="graphic" style:parent-style-name="objectwithoutfill">
      <style:graphic-properties draw:marker-end="Estremità_20_linea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ax-height="0cm" fo:min-height="1.6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729fcf" draw:auto-grow-height="true" draw:auto-grow-width="false" fo:max-height="0cm" fo:min-height="0.99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color="#000000" loext:opacity="100%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style:text-properties fo:color="#000000" loext:opacity="100%"/>
    </style:style>
    <style:style style:name="P9" style:family="paragraph">
      <style:text-properties fo:color="#000000" loext:opacity="100%" style:font-name="Source Code Pro" fo:font-size="18pt" style:font-size-asian="18pt" style:font-size-complex="18pt"/>
    </style:style>
    <style:style style:name="P10" style:family="paragraph">
      <loext:graphic-properties draw:fill="none" draw:fill-color="#729fcf"/>
      <style:text-properties fo:color="#000000" loext:opacity="100%" style:font-name="Source Code Pro" fo:font-size="18pt" style:font-size-asian="18pt" style:font-size-complex="18pt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color="#000000" loext:opacity="100%" style:font-name="Source Code Pro" fo:font-size="18pt" style:font-size-asian="18pt" style:font-size-complex="18pt"/>
    </style:style>
    <style:style style:name="T1" style:family="text">
      <style:text-properties fo:color="#000000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name="Source Code Pro" fo:font-size="18pt" style:font-size-asian="18pt" style:font-size-complex="18pt"/>
    </style:style>
    <style:style style:name="T4" style:family="text">
      <style:text-properties fo:color="#666666" loext:opacity="100%" style:font-name="Source Code Pro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3.6cm" svg:x="1cm" svg:y="5.9cm" presentation:class="title" presentation:user-transformed="true">
          <draw:text-box>
            <text:p text:style-name="P1">Architettura del Sistema e Scelte Progettual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3cm" svg:x="1.4cm" svg:y="0.627cm" presentation:class="title" presentation:user-transformed="true">
          <draw:text-box>
            <text:p text:style-name="P1">Architettura del Sistema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Architettura Client-Server</text:p>
              </text:list-item>
              <text:list-item>
                <text:p text:style-name="P2">Protocollo di comunicazione DMProtocol al livello 5</text:p>
              </text:list-item>
              <text:list-item>
                <text:p text:style-name="P2">Protocollo di trasporto UDP al livello 4</text:p>
              </text:list-item>
              <text:list-item>
                <text:p text:style-name="P2">Protocollo Go-Back-N al livello “4.5”</text:p>
              </text:list-item>
            </text:list>
          </draw:text-box>
        </draw:frame>
        <draw:custom-shape draw:style-name="gr2" draw:text-style-name="P4" draw:layer="layout" svg:width="4cm" svg:height="2cm" svg:x="2cm" svg:y="10.5cm">
          <text:p text:style-name="P4">Call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2cm" svg:x="8cm" svg:y="10.5cm">
          <text:p text:style-name="P4">DMProtocol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2cm" svg:x="15cm" svg:y="10.5cm">
          <text:p text:style-name="P4">Go-Back-N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2cm" svg:x="21.5cm" svg:y="10.5cm">
          <text:p text:style-name="P4">UDP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cm" svg:y1="11.5cm" svg:x2="8cm" svg:y2="11.5cm">
          <text:p><text:span text:style-name="T1"/></text:p>
        </draw:line>
        <draw:line draw:style-name="gr5" draw:text-style-name="P6" draw:layer="layout" svg:x1="12.5cm" svg:y1="11.5cm" svg:x2="15cm" svg:y2="11.5cm">
          <text:p/>
        </draw:line>
        <draw:line draw:style-name="gr6" draw:text-style-name="P6" draw:layer="layout" svg:x1="19cm" svg:y1="11.5cm" svg:x2="21.5cm" svg:y2="11.5cm">
          <text:p/>
        </draw:line>
        <draw:frame draw:style-name="gr7" draw:text-style-name="P7" draw:layer="layout" svg:width="5.112cm" svg:height="0.962cm" svg:x="4.388cm" svg:y="13cm">
          <draw:text-box>
            <text:p><text:span text:style-name="T1">Crea messaggio</text:span></text:p>
          </draw:text-box>
        </draw:frame>
        <draw:frame draw:style-name="gr8" draw:text-style-name="P7" draw:layer="layout" svg:width="4.5cm" svg:height="1cm" svg:x="11.5cm" svg:y="13cm">
          <draw:text-box>
            <text:p text:style-name="P8"><text:span text:style-name="T1">Pacchettizza</text:span></text:p>
          </draw:text-box>
        </draw:frame>
        <draw:frame draw:style-name="gr8" draw:text-style-name="P7" draw:layer="layout" svg:width="4.5cm" svg:height="1cm" svg:x="18cm" svg:y="13cm">
          <draw:text-box>
            <text:p text:style-name="P8"><text:span text:style-name="T1">Spedis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 text:style-name="P1">AdS, Client</text:p>
          </draw:text-box>
        </draw:frame>
        <draw:frame presentation:style-name="pr6" draw:layer="layout" svg:width="25.199cm" svg:height="8.319cm" svg:x="1.5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in client</text:p>
              </text:list-item>
              <text:list-item>
                <text:p><text:span text:style-name="T2">Estrae operazione</text:span> desiderata da linea di comando insieme ad eventuali argomenti</text:p>
              </text:list-item>
              <text:list-item>
                <text:p>Effettua <text:span text:style-name="T2">Handshake</text:span> con server affinché gli sia assegnato un handler che gestirà la sua richiesta</text:p>
              </text:list-item>
              <text:list-item>
                <text:p><text:span text:style-name="T2">Inoltra richiesta</text:span> al server, <text:span text:style-name="T2">aspetta la risposta</text:span> e la <text:span text:style-name="T2">presenta</text:span> al chiamante.</text:p>
              </text:list-item>
            </text:list>
          </draw:text-box>
        </draw:frame>
        <draw:frame draw:style-name="gr9" draw:text-style-name="P10" draw:layer="layout" svg:width="13.5cm" svg:height="1.853cm" svg:x="2cm" svg:y="3.5cm">
          <draw:text-box>
            <text:p text:style-name="P9"><text:span text:style-name="T3">$ ./client NOME_OP </text:span><text:span text:style-name="T4">[</text:span><text:span text:style-name="T3">arg0 arg1 ...</text:span><text:span text:style-name="T4">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AdS, Server</text:p>
          </draw:text-box>
        </draw:frame>
        <draw:frame presentation:style-name="pr6" draw:layer="layout" svg:width="25.199cm" svg:height="7.319cm" svg:x="1.4cm" svg:y="5.5cm" presentation:class="outline" presentation:user-transformed="true">
          <draw:text-box>
            <text:list text:style-name="L2">
              <text:list-item>
                <text:p>Multiprocesso</text:p>
              </text:list-item>
              <text:list-item>
                <text:p><text:span text:style-name="T5">Ogni figlio è un </text:span><text:span text:style-name="T2">handler</text:span><text:span text:style-name="T5"> in ascolto dietro una porta in attesa di richieste di operazioni</text:span></text:p>
              </text:list-item>
              <text:list-item>
                <text:p><text:span text:style-name="T5">Il padre si pone in ascolto di richieste di handshake, e risponde indirizzando i clients al primo handler libero.</text:span></text:p>
              </text:list-item>
            </text:list>
          </draw:text-box>
        </draw:frame>
        <draw:frame draw:style-name="gr10" draw:text-style-name="P10" draw:layer="layout" svg:width="13cm" svg:height="1.243cm" svg:x="2cm" svg:y="3.501cm">
          <draw:text-box>
            <text:p text:style-name="P12"><text:span text:style-name="T3">$ ./serve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AdS, Go-Back-N (1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lementazione multithread del protocollo Go-Back-N</text:p>
              </text:list-item>
              <text:list-item>
                <text:p>Diversi protagonisti:</text:p>
                <text:list>
                  <text:list-item>
                    <text:p>Batteria di Lancio (Coda di invio)</text:p>
                  </text:list-item>
                  <text:list-item>
                    <text:p>Lanciatore<text:tab/>(Thread)</text:p>
                  </text:list-item>
                  <text:list-item>
                    <text:p>Campionatore della Rete (notifiche pull)</text:p>
                  </text:list-item>
                  <text:list-item>
                    <text:p>Tabella di riordino (tabella hash)</text:p>
                  </text:list-item>
                  <text:list-item>
                    <text:p>Catturatore (strumenti)</text:p>
                  </text:list-item>
                  <text:list-item>
                    <text:p>Sabotatore (a interrogazio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AdS, Go-Back-N (2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lementa invio e ricezione dati <text:span text:style-name="T2">in memoria</text:span></text:p>
              </text:list-item>
              <text:list-item>
                <text:p><text:span text:style-name="T5">Invio:</text:span></text:p>
                <text:list>
                  <text:list-item>
                    <text:p><text:span text:style-name="T5">Chiamante pacchettizza messaggio, lo registra nella Tabella di Riordino e aggiunge i pacchetti alla Batteria</text:span></text:p>
                  </text:list-item>
                  <text:list-item>
                    <text:p><text:span text:style-name="T5">Thread Lanciatore invierà pacchetti secondo GBN</text:span></text:p>
                  </text:list-item>
                </text:list>
              </text:list-item>
              <text:list-item>
                <text:p><text:span text:style-name="T5">Ricezione:</text:span></text:p>
                <text:list>
                  <text:list-item>
                    <text:p><text:span text:style-name="T5">Chiamante usa strumenti del Catturatore per raccogliere pacchetti e ricostruire messaggi a lui diretti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AdS, DMProtocol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icchisce le funzionalità offerte dal GBN offrendo strumenti che riflettono meglio il dominio del problema;</text:p>
              </text:list-item>
              <text:list-item>
                <text:p>Permette invio e ricezione di <text:span text:style-name="T2">dati</text:span> e <text:span text:style-name="T2">files;</text:span></text:p>
              </text:list-item>
              <text:list-item>
                <text:p><text:span text:style-name="T5">Dati incapsulati in </text:span><text:span text:style-name="T2">messaggi</text:span><text:span text:style-name="T5"> che specificano:</text:span></text:p>
                <text:list>
                  <text:list-item>
                    <text:p><text:span text:style-name="T2">L’operazione</text:span><text:span text:style-name="T5"> oggetto del messaggio;</text:span></text:p>
                  </text:list-item>
                  <text:list-item>
                    <text:p><text:span text:style-name="T5">L’esito dell’operazione</text:span></text:p>
                  </text:list-item>
                  <text:list-item>
                    <text:p><text:span text:style-name="T5">Dati aggiuntivi</text:span><text:span text:style-name="T6"> </text:span><text:span text:style-name="T7">(Ad es. nome di un file, messaggio di errore, …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" svg:font-family="'Source Code Pro'" style:font-adornments="Normale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19:59:33.247412202</meta:creation-date>
    <meta:editing-duration>PT1H1M47S</meta:editing-duration>
    <meta:editing-cycles>40</meta:editing-cycles>
    <meta:generator>LibreOffice/7.0.6.2$Linux_X86_64 LibreOffice_project/00$Build-2</meta:generator>
    <dc:title>Blueprint Plans</dc:title>
    <dc:date>2021-10-19T22:37:42.782852258</dc:date>
    <meta:document-statistic meta:object-count="93"/>
  </office:meta>
</office:document-meta>
</file>